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manifest.rdf" manifest:media-type="application/rdf+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
  <manifest:file-entry manifest:full-path="ObjectReplacements/Object 28" manifest:media-type="application/x-openoffice-gdimetafile;windows_formatname=&quot;GDIMetaFile&quot;"/>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39in" loext:contextual-spacing="false" fo:line-height="150%" fo:text-align="justify" style:justify-single-word="false"/>
    </style:style>
    <style:style style:name="P2" style:family="paragraph" style:parent-style-name="Standard">
      <style:paragraph-properties fo:margin-top="0in" fo:margin-bottom="0.139in" loext:contextual-spacing="false" fo:line-height="150%" fo:text-align="justify" style:justify-single-word="false"/>
      <style:text-properties style:font-name="Times New Roman" fo:font-size="12pt" style:font-name-asian="Times New Roman1" style:font-size-asian="12pt" style:font-name-complex="Times New Roman1" style:font-size-complex="12pt" fo:background-color="#ffffff"/>
    </style:style>
    <style:style style:name="P3" style:family="paragraph" style:parent-style-name="Standard" style:master-page-name="Standard">
      <style:paragraph-properties fo:margin-top="0in" fo:margin-bottom="0.139in" loext:contextual-spacing="false" fo:line-height="150%" fo:text-align="justify" style:justify-single-word="false" style:page-number="1"/>
    </style:style>
    <style:style style:name="P4" style:family="paragraph" style:parent-style-name="Standard" style:list-style-name="WWNum1">
      <style:paragraph-properties fo:margin-left="0.5in" fo:margin-right="0in" fo:margin-top="0in" fo:margin-bottom="0in" loext:contextual-spacing="true" fo:line-height="150%" fo:text-align="justify" style:justify-single-word="false" fo:text-indent="-0.25in" style:auto-text-indent="false"/>
    </style:style>
    <style:style style:name="P5" style:family="paragraph" style:parent-style-name="Standard" style:list-style-name="WWNum2">
      <style:paragraph-properties fo:margin-left="0.5in" fo:margin-right="0in" fo:margin-top="0in" fo:margin-bottom="0in" loext:contextual-spacing="true" fo:line-height="150%" fo:text-align="justify" style:justify-single-word="false" fo:text-indent="-0.25in" style:auto-text-indent="false"/>
    </style:style>
    <style:style style:name="P6" style:family="paragraph" style:parent-style-name="Standard" style:list-style-name="WWNum1">
      <style:paragraph-properties fo:margin-left="0.5in" fo:margin-right="0in" fo:line-height="150%" fo:text-align="justify" style:justify-single-word="false" fo:text-indent="-0.25in" style:auto-text-indent="false"/>
    </style:style>
    <style:style style:name="P7" style:family="paragraph" style:parent-style-name="Standard">
      <style:paragraph-properties fo:margin-top="0in" fo:margin-bottom="0in" loext:contextual-spacing="false"/>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style:font-name-asian="Times New Roman1" style:font-size-asian="12pt" style:font-name-complex="Times New Roman1" style:font-size-complex="12pt" fo:background-color="#ffffff"/>
    </style:style>
    <style:style style:name="P9" style:family="paragraph" style:parent-style-name="Standard">
      <style:paragraph-properties fo:margin-left="0in" fo:margin-right="-0.0071in" fo:margin-top="0in" fo:margin-bottom="0.139in" loext:contextual-spacing="false" fo:line-height="150%" fo:text-align="justify" style:justify-single-word="false" fo:text-indent="0in" style:auto-text-indent="false">
        <style:tab-stops>
          <style:tab-stop style:position="1.1874in"/>
          <style:tab-stop style:position="2in"/>
        </style:tab-stops>
      </style:paragraph-properties>
    </style:style>
    <style:style style:name="T1" style:family="text">
      <style:text-properties style:font-name="Times New Roman" fo:font-size="16pt" fo:font-weight="bold" style:font-name-asian="Times New Roman1" style:font-size-asian="16pt" style:font-weight-asian="bold" style:font-name-complex="Times New Roman1" style:font-size-complex="16pt" fo:background-color="#ffffff"/>
    </style:style>
    <style:style style:name="T2" style:family="text">
      <style:text-properties style:font-name="Times New Roman" fo:font-size="14pt" fo:font-weight="bold" style:font-name-asian="Times New Roman1" style:font-size-asian="14pt" style:font-weight-asian="bold" style:font-name-complex="Times New Roman1" style:font-size-complex="14pt" fo:background-color="#ffffff"/>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fo:background-color="#ffffff"/>
    </style:style>
    <style:style style:name="T5" style:family="text">
      <style:text-properties style:font-name="Times New Roman" fo:font-size="12pt" fo:font-style="italic" style:font-name-asian="Times New Roman1" style:font-size-asian="12pt" style:font-style-asian="italic" style:font-name-complex="Times New Roman1" style:font-size-complex="12pt" fo:background-color="#ffffff"/>
    </style:style>
    <style:style style:name="T6" style:family="text">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T7"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fr1" style:family="graphic" style:parent-style-name="Formula">
      <style:graphic-properties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cedure</text:span></text:p>
      <text:p text:style-name="P1"><text:span text:style-name="T2">1. Data Collection</text:span></text:p>
      <text:p text:style-name="P1"><text:span text:style-name="T4">Collection of data is one of the biggest tasks in sentiment analysis. Twitter data is abundantly available on twitter official website. Twitter provides a standard search API for research purpose. Access_token_ secret, Access_token, Consumer_secret and Consumer_key are required to access the Twitter API, We have developed a simple python script called Tweet crawler with the Twitter API access keys and used it to download the specific tweets of a topic from the Twitter API to form the dataset. This raw dataset obtained through python script is cleaned and processed for prediction.</text:span></text:p>
      <text:p text:style-name="P1"><text:span text:style-name="T2">2. Data Cleaning</text:span></text:p>
      <text:p text:style-name="P1"><text:span text:style-name="T4">In Sentiment analysis, preprocessing of data plays a vital role as data always may not be in the exact (meaningful) form for analysis. Twitter data preprocessing is more significant as it consists of slang words, misspellings, #tags, @tags, hyperlinks and shortcut words. So we use various processing techniques like:</text:span></text:p>
      <text:list xml:id="list1187480771316302491" text:style-name="WWNum1">
        <text:list-item>
          <text:p text:style-name="P4"><text:span text:style-name="T4">Removing duplicates i.e. retweets and repeated tweets that are downloaded.</text:span></text:p>
        </text:list-item>
        <text:list-item>
          <text:p text:style-name="P6"><text:span text:style-name="T4">Replacing the Null values with Zeros.</text:span></text:p>
        </text:list-item>
        <text:list-item>
          <text:p text:style-name="P6"><text:span text:style-name="T4">Tweet of length less than 3 are deleted.</text:span></text:p>
        </text:list-item>
        <text:list-item>
          <text:p text:style-name="P6"><text:span text:style-name="T4">Tags and hyperlinks have been eliminated.</text:span></text:p>
        </text:list-item>
        <text:list-item>
          <text:p text:style-name="P6"><text:span text:style-name="T4">Stemming or lemmatization to obtain the base word.</text:span></text:p>
        </text:list-item>
        <text:list-item>
          <text:p text:style-name="P6"><text:span text:style-name="T4">Removing stop words from each tweet.</text:span></text:p>
        </text:list-item>
      </text:list>
      <text:p text:style-name="P8"/>
      <text:p text:style-name="P1"><text:span text:style-name="T4">Caution is required when removing stop words and lemmatization because some words like Not, Very, Limit etc. make sense in many statements. For overcoming this problem we use bigrams or trigrams instead of unigrams. Sometimes with Stemming or lemmatization, the base word obtained is not relevant to the tweet, such problems should be specifically checked.</text:span></text:p>
      <text:p text:style-name="P1"><text:span text:style-name="T2">3. Tweet Annotation</text:span></text:p>
      <text:p text:style-name="P1"><text:span text:style-name="T4">Generally, the output of sentiment analysis of any statement falls into three categories, they are positive, negative and neutral. Since the chosen dataset is on Airlines review tweets, we add two more essential categories question and suggestion. Since new categories added auto-annotation of emotion is not possible. So, each tweet is manually annotated. Tweets sometimes consist of both positive and negative or a negative and question but general sentiment analysis only assigns a single outcome to the tweet. As an improvement to this, multiple assignments to each tweet is done, For example:</text:span></text:p>
      <text:p text:style-name="P2"/>
      <text:list xml:id="list1653683554064796344" text:style-name="WWNum2">
        <text:list-item>
          <text:p text:style-name="P5"><text:span text:style-name="T5">“@united I have such a love-hate relationship with you. Some days you're good, the others you are so terribly awful it's saddening”</text:span><text:span text:style-name="T4">. We annotate such tweet as both </text:span><text:span text:style-name="T6">Positive</text:span><text:span text:style-name="T4"> and</text:span><text:span text:style-name="T6"> Negative</text:span><text:span text:style-name="T4">.</text:span></text:p>
        </text:list-item>
      </text:list>
      <text:p text:style-name="P2"/>
      <text:list xml:id="list214154630259934" text:continue-numbering="true" text:style-name="WWNum2">
        <text:list-item>
          <text:p text:style-name="P5"><text:span text:style-name="T5">“@VirginAmerica, you're doing a great job adding little luxuries/aesthetics that improve the air travel experience. Thank you. Keep it up!”. </text:span><text:span text:style-name="T4">We annotate such tweet as both </text:span><text:span text:style-name="T6">Positive</text:span><text:span text:style-name="T4"> and </text:span><text:span text:style-name="T6">Suggestion</text:span><text:span text:style-name="T4">.</text:span></text:p>
        </text:list-item>
      </text:list>
      <text:p text:style-name="P2"/>
      <text:list xml:id="list214154174624405" text:continue-numbering="true" text:style-name="WWNum2">
        <text:list-item>
          <text:p text:style-name="P5"><text:span text:style-name="T5">“@SouthwestAir, been on hold for an over an hour now - when can we expect some customer service? #disappointed”</text:span><text:span text:style-name="T4">. We annotate such tweet as both </text:span><text:span text:style-name="T6">Negative</text:span><text:span text:style-name="T4"> and </text:span><text:span text:style-name="T6">Question</text:span><text:span text:style-name="T4">.</text:span></text:p>
        </text:list-item>
      </text:list>
      <text:p text:style-name="P8"/>
      <text:p text:style-name="P1"><text:span text:style-name="T2">4. TF-IDF word2vec model</text:span></text:p>
      <text:p text:style-name="P1"><text:span text:style-name="T4">Word2vector is a super-powerful representation of words and it somehow catches the semantic relationship in d-dimension vector. Word2vector gives Dense network i.e. most of the cells are non-zero.Word2vector learns the Data corpus through Word-Content or context. Suppose</text:span><text:span text:style-name="T3"> </text:span><text:span text:style-name="T3"><draw:frame draw:style-name="fr1" text:anchor-type="as-char" svg:width="0.3161in" svg:height="0.2256in" draw:z-index="0"><draw:object xlink:href="./Object 2" xlink:type="simple" xlink:show="embed" xlink:actuate="onLoad"/><draw:image xlink:href="./ObjectReplacements/Object 2" xlink:type="simple" xlink:show="embed" xlink:actuate="onLoad"/></draw:frame></text:span><text:span text:style-name="T4">, </text:span><text:span text:style-name="T4"><draw:frame draw:style-name="fr1" text:anchor-type="as-char" svg:width="0.3161in" svg:height="0.2256in" draw:z-index="0"><draw:object xlink:href="./Object 4" xlink:type="simple" xlink:show="embed" xlink:actuate="onLoad"/><draw:image xlink:href="./ObjectReplacements/Object 4" xlink:type="simple" xlink:show="embed" xlink:actuate="onLoad"/></draw:frame></text:span><text:span text:style-name="T4">, </text:span><text:span text:style-name="T4"><draw:frame draw:style-name="fr1" text:anchor-type="as-char" svg:width="0.3161in" svg:height="0.2256in" draw:z-index="0"><draw:object xlink:href="./Object 6" xlink:type="simple" xlink:show="embed" xlink:actuate="onLoad"/><draw:image xlink:href="./ObjectReplacements/Object 6" xlink:type="simple" xlink:show="embed" xlink:actuate="onLoad"/></draw:frame></text:span><text:span text:style-name="T4">, </text:span><text:span text:style-name="T4"><draw:frame draw:style-name="fr1" text:anchor-type="as-char" svg:width="0.3189in" svg:height="0.2256in" draw:z-index="0"><draw:object xlink:href="./Object 8" xlink:type="simple" xlink:show="embed" xlink:actuate="onLoad"/><draw:image xlink:href="./ObjectReplacements/Object 8" xlink:type="simple" xlink:show="embed" xlink:actuate="onLoad"/></draw:frame></text:span><text:span text:style-name="T4">, </text:span><text:span text:style-name="T4"><draw:frame draw:style-name="fr1" text:anchor-type="as-char" svg:width="0.3161in" svg:height="0.2256in" draw:z-index="0"><draw:object xlink:href="./Object 10" xlink:type="simple" xlink:show="embed" xlink:actuate="onLoad"/><draw:image xlink:href="./ObjectReplacements/Object 10" xlink:type="simple" xlink:show="embed" xlink:actuate="onLoad"/></draw:frame></text:span><text:span text:style-name="T4"> are the words in a corpus then in order to compute </text:span><text:span text:style-name="T4"><draw:frame draw:style-name="fr1" text:anchor-type="as-char" svg:width="0.2929in" svg:height="0.2256in" draw:z-index="0"><draw:object xlink:href="./Object 12" xlink:type="simple" xlink:show="embed" xlink:actuate="onLoad"/><draw:image xlink:href="./ObjectReplacements/Object 12" xlink:type="simple" xlink:show="embed" xlink:actuate="onLoad"/></draw:frame></text:span><text:span text:style-name="T4"> i.e. </text:span><text:span text:style-name="T4"><draw:frame draw:style-name="fr1" text:anchor-type="as-char" svg:width="0.2929in" svg:height="0.2256in" draw:z-index="0"><draw:object xlink:href="./Object 14" xlink:type="simple" xlink:show="embed" xlink:actuate="onLoad"/><draw:image xlink:href="./ObjectReplacements/Object 14" xlink:type="simple" xlink:show="embed" xlink:actuate="onLoad"/></draw:frame></text:span><text:span text:style-name="T4"> occurs in the context of the set of 5 words chosen. Let</text:span><text:span text:style-name="T3"> </text:span><text:span text:style-name="T3"><draw:frame draw:style-name="fr1" text:anchor-type="as-char" svg:width="0.3161in" svg:height="0.2256in" draw:z-index="0"><draw:object xlink:href="./Object 16" xlink:type="simple" xlink:show="embed" xlink:actuate="onLoad"/><draw:image xlink:href="./ObjectReplacements/Object 16" xlink:type="simple" xlink:show="embed" xlink:actuate="onLoad"/></draw:frame></text:span><text:span text:style-name="T4">,</text:span><text:span text:style-name="T3"> </text:span><text:span text:style-name="T3"><draw:frame draw:style-name="fr1" text:anchor-type="as-char" svg:width="0.3161in" svg:height="0.2256in" draw:z-index="0"><draw:object xlink:href="./Object 18" xlink:type="simple" xlink:show="embed" xlink:actuate="onLoad"/><draw:image xlink:href="./ObjectReplacements/Object 18" xlink:type="simple" xlink:show="embed" xlink:actuate="onLoad"/></draw:frame></text:span><text:span text:style-name="T4">,</text:span><text:span text:style-name="T3"> </text:span><text:span text:style-name="T3"><draw:frame draw:style-name="fr1" text:anchor-type="as-char" svg:width="0.3161in" svg:height="0.2256in" draw:z-index="0"><draw:object xlink:href="./Object 20" xlink:type="simple" xlink:show="embed" xlink:actuate="onLoad"/><draw:image xlink:href="./ObjectReplacements/Object 20" xlink:type="simple" xlink:show="embed" xlink:actuate="onLoad"/></draw:frame></text:span><text:span text:style-name="T4">,</text:span><text:span text:style-name="T3"> </text:span><text:span text:style-name="T3"><draw:frame draw:style-name="fr1" text:anchor-type="as-char" svg:width="0.3189in" svg:height="0.2256in" draw:z-index="0"><draw:object xlink:href="./Object 22" xlink:type="simple" xlink:show="embed" xlink:actuate="onLoad"/><draw:image xlink:href="./ObjectReplacements/Object 22" xlink:type="simple" xlink:show="embed" xlink:actuate="onLoad"/></draw:frame></text:span><text:span text:style-name="T4">, </text:span><text:span text:style-name="T4"><draw:frame draw:style-name="fr1" text:anchor-type="as-char" svg:width="0.3161in" svg:height="0.2256in" draw:z-index="0"><draw:object xlink:href="./Object 24" xlink:type="simple" xlink:show="embed" xlink:actuate="onLoad"/><draw:image xlink:href="./ObjectReplacements/Object 24" xlink:type="simple" xlink:show="embed" xlink:actuate="onLoad"/></draw:frame></text:span><text:span text:style-name="T4"> are the words in a tweet. So, <text:s/>We form 300 dimension vector for every word from Google's model and we add all these vectors (</text:span><text:span text:style-name="T4"><draw:frame draw:style-name="fr1" text:anchor-type="as-char" svg:width="0.261in" svg:height="0.2256in" draw:z-index="0"><draw:object xlink:href="./Object 26" xlink:type="simple" xlink:show="embed" xlink:actuate="onLoad"/><draw:image xlink:href="./ObjectReplacements/Object 26" xlink:type="simple" xlink:show="embed" xlink:actuate="onLoad"/></draw:frame></text:span><text:span text:style-name="T3">+</text:span><text:span text:style-name="T3"><draw:frame draw:style-name="fr1" text:anchor-type="as-char" svg:width="0.261in" svg:height="0.2256in" draw:z-index="0"><draw:object xlink:href="./Object 28" xlink:type="simple" xlink:show="embed" xlink:actuate="onLoad"/><draw:image xlink:href="./ObjectReplacements/Object 28" xlink:type="simple" xlink:show="embed" xlink:actuate="onLoad"/></draw:frame></text:span><text:span text:style-name="T3">+</text:span><text:span text:style-name="T3"><draw:frame draw:style-name="fr1" text:anchor-type="as-char" svg:width="0.261in" svg:height="0.2256in" draw:z-index="0"><draw:object xlink:href="./Object 30" xlink:type="simple" xlink:show="embed" xlink:actuate="onLoad"/><draw:image xlink:href="./ObjectReplacements/Object 30" xlink:type="simple" xlink:show="embed" xlink:actuate="onLoad"/></draw:frame></text:span><text:span text:style-name="T3">+</text:span><text:span text:style-name="T3"><draw:frame draw:style-name="fr1" text:anchor-type="as-char" svg:width="0.2638in" svg:height="0.2256in" draw:z-index="0"><draw:object xlink:href="./Object 32" xlink:type="simple" xlink:show="embed" xlink:actuate="onLoad"/><draw:image xlink:href="./ObjectReplacements/Object 32" xlink:type="simple" xlink:show="embed" xlink:actuate="onLoad"/></draw:frame></text:span><text:span text:style-name="T3">+</text:span><text:span text:style-name="T3"><draw:frame draw:style-name="fr1" text:anchor-type="as-char" svg:width="0.261in" svg:height="0.2256in" draw:z-index="0"><draw:object xlink:href="./Object 34" xlink:type="simple" xlink:show="embed" xlink:actuate="onLoad"/><draw:image xlink:href="./ObjectReplacements/Object 34" xlink:type="simple" xlink:show="embed" xlink:actuate="onLoad"/></draw:frame></text:span><text:span text:style-name="T4">) and divide that with total no of words let it be K ((</text:span><text:span text:style-name="T4"><draw:frame draw:style-name="fr1" text:anchor-type="as-char" svg:width="0.261in" svg:height="0.2256in" draw:z-index="0"><draw:object xlink:href="./Object 36" xlink:type="simple" xlink:show="embed" xlink:actuate="onLoad"/><draw:image xlink:href="./ObjectReplacements/Object 36" xlink:type="simple" xlink:show="embed" xlink:actuate="onLoad"/></draw:frame></text:span><text:span text:style-name="T3">+</text:span><text:span text:style-name="T3"><draw:frame draw:style-name="fr1" text:anchor-type="as-char" svg:width="0.261in" svg:height="0.2256in" draw:z-index="0"><draw:object xlink:href="./Object 38" xlink:type="simple" xlink:show="embed" xlink:actuate="onLoad"/><draw:image xlink:href="./ObjectReplacements/Object 38" xlink:type="simple" xlink:show="embed" xlink:actuate="onLoad"/></draw:frame></text:span><text:span text:style-name="T3">+</text:span><text:span text:style-name="T3"><draw:frame draw:style-name="fr1" text:anchor-type="as-char" svg:width="0.261in" svg:height="0.2256in" draw:z-index="0"><draw:object xlink:href="./Object 40" xlink:type="simple" xlink:show="embed" xlink:actuate="onLoad"/><draw:image xlink:href="./ObjectReplacements/Object 40" xlink:type="simple" xlink:show="embed" xlink:actuate="onLoad"/></draw:frame></text:span><text:span text:style-name="T3">+</text:span><text:span text:style-name="T3"><draw:frame draw:style-name="fr1" text:anchor-type="as-char" svg:width="0.2638in" svg:height="0.2256in" draw:z-index="0"><draw:object xlink:href="./Object 42" xlink:type="simple" xlink:show="embed" xlink:actuate="onLoad"/><draw:image xlink:href="./ObjectReplacements/Object 42" xlink:type="simple" xlink:show="embed" xlink:actuate="onLoad"/></draw:frame></text:span><text:span text:style-name="T3">+</text:span><text:span text:style-name="T3"><draw:frame draw:style-name="fr1" text:anchor-type="as-char" svg:width="0.261in" svg:height="0.2256in" draw:z-index="0"><draw:object xlink:href="./Object 44" xlink:type="simple" xlink:show="embed" xlink:actuate="onLoad"/><draw:image xlink:href="./ObjectReplacements/Object 44" xlink:type="simple" xlink:show="embed" xlink:actuate="onLoad"/></draw:frame></text:span><text:span text:style-name="T4">)/K). With this, we get a single vector of size 1*300 dimension for every tweet. For this algorithm, we need a large data corpus i.e. in billions or millions.</text:span></text:p>
      <text:p text:style-name="P1"><text:span text:style-name="T4">Since only limited data is available it is not feasible to build a word2vec model of our own. Instead, it is preferred to use Google's word2vector model. It consists of 3 billion words and each word is associated with 1X300 size vector. By using this model we create a combined model of </text:span><text:span text:style-name="T6">“word2vec"</text:span><text:span text:style-name="T4"> and </text:span><text:span text:style-name="T6">"TF-IDF"</text:span><text:span text:style-name="T4"> to form </text:span><text:span text:style-name="T6">TF-IDF word2vec</text:span><text:span text:style-name="T4"> model.</text:span></text:p>
      <text:p text:style-name="P1"><text:span text:style-name="T2">4.5 Training &amp; Testing dataset</text:span></text:p>
      <text:p text:style-name="P9"><text:span text:style-name="T4">After annotation of the dataset, we break the dataset into a couple of parts, Training data and Testing data. The number of tweets in the training data should be always greater than the testing data for the better result. Each tweet from test dataset is matched with a similar tweet from train dataset with the help of the constructed model “TF-IDF Word2vec” and various distance calculation algorithms like Euclidean distance, Manhattan, Minkowski, Hamming, cosine similarity and cosine distance. It is found that Euclidean distance is far better than others after multiple trails on the airline's dataset. We predict the class variables by using the above technique i.e. Euclidean distance and assign the same values as the near tweet consists of the test tweet. By using these similarity-based techniques we predict the sentiment of each user data or tweet.</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22" meta:page-count="1" meta:paragraph-count="22" meta:word-count="780" meta:character-count="4772" meta:non-whitespace-character-count="4018"/>
    <meta:generator>LibreOfficeDev/5.1.0.3$Linux_X86_64 LibreOffice_project/</meta:generator>
  </office:meta>
</office:document-meta>
</file>

<file path=Object 10/content.xml><?xml version="1.0" encoding="utf-8"?>
<math xmlns="http://www.w3.org/1998/Math/MathML" display="block">
  <semantics>
    <msub>
      <mi>W</mi>
      <mn>5</mn>
    </msub>
    <annotation encoding="StarMath 5.0">{W} rsub {5}</annotation>
  </semantics>
</math>
</file>

<file path=Object 12/content.xml><?xml version="1.0" encoding="utf-8"?>
<math xmlns="http://www.w3.org/1998/Math/MathML" display="block">
  <semantics>
    <msub>
      <mi>W</mi>
      <mi>i</mi>
    </msub>
    <annotation encoding="StarMath 5.0">{W} rsub {i}</annotation>
  </semantics>
</math>
</file>

<file path=Object 14/content.xml><?xml version="1.0" encoding="utf-8"?>
<math xmlns="http://www.w3.org/1998/Math/MathML" display="block">
  <semantics>
    <msub>
      <mi>W</mi>
      <mi>i</mi>
    </msub>
    <annotation encoding="StarMath 5.0">{W} rsub {i}</annotation>
  </semantics>
</math>
</file>

<file path=Object 16/content.xml><?xml version="1.0" encoding="utf-8"?>
<math xmlns="http://www.w3.org/1998/Math/MathML" display="block">
  <semantics>
    <msub>
      <mi>W</mi>
      <mn>1</mn>
    </msub>
    <annotation encoding="StarMath 5.0">{W} rsub {1}</annotation>
  </semantics>
</math>
</file>

<file path=Object 18/content.xml><?xml version="1.0" encoding="utf-8"?>
<math xmlns="http://www.w3.org/1998/Math/MathML" display="block">
  <semantics>
    <msub>
      <mi>W</mi>
      <mn>2</mn>
    </msub>
    <annotation encoding="StarMath 5.0">{W} rsub {2}</annotation>
  </semantics>
</math>
</file>

<file path=Object 2/content.xml><?xml version="1.0" encoding="utf-8"?>
<math xmlns="http://www.w3.org/1998/Math/MathML" display="block">
  <semantics>
    <msub>
      <mi>W</mi>
      <mn>1</mn>
    </msub>
    <annotation encoding="StarMath 5.0">{W} rsub {1}</annotation>
  </semantics>
</math>
</file>

<file path=Object 20/content.xml><?xml version="1.0" encoding="utf-8"?>
<math xmlns="http://www.w3.org/1998/Math/MathML" display="block">
  <semantics>
    <msub>
      <mi>W</mi>
      <mn>3</mn>
    </msub>
    <annotation encoding="StarMath 5.0">{W} rsub {3}</annotation>
  </semantics>
</math>
</file>

<file path=Object 22/content.xml><?xml version="1.0" encoding="utf-8"?>
<math xmlns="http://www.w3.org/1998/Math/MathML" display="block">
  <semantics>
    <msub>
      <mi>W</mi>
      <mn>4</mn>
    </msub>
    <annotation encoding="StarMath 5.0">{W} rsub {4}</annotation>
  </semantics>
</math>
</file>

<file path=Object 24/content.xml><?xml version="1.0" encoding="utf-8"?>
<math xmlns="http://www.w3.org/1998/Math/MathML" display="block">
  <semantics>
    <msub>
      <mi>W</mi>
      <mn>5</mn>
    </msub>
    <annotation encoding="StarMath 5.0">{W} rsub {5}</annotation>
  </semantics>
</math>
</file>

<file path=Object 26/content.xml><?xml version="1.0" encoding="utf-8"?>
<math xmlns="http://www.w3.org/1998/Math/MathML" display="block">
  <semantics>
    <msub>
      <mi>V</mi>
      <mn>1</mn>
    </msub>
    <annotation encoding="StarMath 5.0">{V} rsub {1}</annotation>
  </semantics>
</math>
</file>

<file path=Object 28/content.xml><?xml version="1.0" encoding="utf-8"?>
<math xmlns="http://www.w3.org/1998/Math/MathML" display="block">
  <semantics>
    <msub>
      <mi>V</mi>
      <mn>2</mn>
    </msub>
    <annotation encoding="StarMath 5.0">{V} rsub {2}</annotation>
  </semantics>
</math>
</file>

<file path=Object 30/content.xml><?xml version="1.0" encoding="utf-8"?>
<math xmlns="http://www.w3.org/1998/Math/MathML" display="block">
  <semantics>
    <msub>
      <mi>V</mi>
      <mn>3</mn>
    </msub>
    <annotation encoding="StarMath 5.0">{V} rsub {3}</annotation>
  </semantics>
</math>
</file>

<file path=Object 32/content.xml><?xml version="1.0" encoding="utf-8"?>
<math xmlns="http://www.w3.org/1998/Math/MathML" display="block">
  <semantics>
    <msub>
      <mi>V</mi>
      <mn>4</mn>
    </msub>
    <annotation encoding="StarMath 5.0">{V} rsub {4}</annotation>
  </semantics>
</math>
</file>

<file path=Object 34/content.xml><?xml version="1.0" encoding="utf-8"?>
<math xmlns="http://www.w3.org/1998/Math/MathML" display="block">
  <semantics>
    <msub>
      <mi>V</mi>
      <mn>5</mn>
    </msub>
    <annotation encoding="StarMath 5.0">{V} rsub {5}</annotation>
  </semantics>
</math>
</file>

<file path=Object 36/content.xml><?xml version="1.0" encoding="utf-8"?>
<math xmlns="http://www.w3.org/1998/Math/MathML" display="block">
  <semantics>
    <msub>
      <mi>V</mi>
      <mn>1</mn>
    </msub>
    <annotation encoding="StarMath 5.0">{V} rsub {1}</annotation>
  </semantics>
</math>
</file>

<file path=Object 38/content.xml><?xml version="1.0" encoding="utf-8"?>
<math xmlns="http://www.w3.org/1998/Math/MathML" display="block">
  <semantics>
    <msub>
      <mi>V</mi>
      <mn>2</mn>
    </msub>
    <annotation encoding="StarMath 5.0">{V} rsub {2}</annotation>
  </semantics>
</math>
</file>

<file path=Object 4/content.xml><?xml version="1.0" encoding="utf-8"?>
<math xmlns="http://www.w3.org/1998/Math/MathML" display="block">
  <semantics>
    <msub>
      <mi>W</mi>
      <mn>2</mn>
    </msub>
    <annotation encoding="StarMath 5.0">{W} rsub {2}</annotation>
  </semantics>
</math>
</file>

<file path=Object 40/content.xml><?xml version="1.0" encoding="utf-8"?>
<math xmlns="http://www.w3.org/1998/Math/MathML" display="block">
  <semantics>
    <msub>
      <mi>V</mi>
      <mn>3</mn>
    </msub>
    <annotation encoding="StarMath 5.0">{V} rsub {3}</annotation>
  </semantics>
</math>
</file>

<file path=Object 42/content.xml><?xml version="1.0" encoding="utf-8"?>
<math xmlns="http://www.w3.org/1998/Math/MathML" display="block">
  <semantics>
    <msub>
      <mi>V</mi>
      <mn>4</mn>
    </msub>
    <annotation encoding="StarMath 5.0">{V} rsub {4}</annotation>
  </semantics>
</math>
</file>

<file path=Object 44/content.xml><?xml version="1.0" encoding="utf-8"?>
<math xmlns="http://www.w3.org/1998/Math/MathML" display="block">
  <semantics>
    <msub>
      <mi>V</mi>
      <mn>5</mn>
    </msub>
    <annotation encoding="StarMath 5.0">{V} rsub {5}</annotation>
  </semantics>
</math>
</file>

<file path=Object 6/content.xml><?xml version="1.0" encoding="utf-8"?>
<math xmlns="http://www.w3.org/1998/Math/MathML" display="block">
  <semantics>
    <msub>
      <mi>W</mi>
      <mn>3</mn>
    </msub>
    <annotation encoding="StarMath 5.0">{W} rsub {3}</annotation>
  </semantics>
</math>
</file>

<file path=Object 8/content.xml><?xml version="1.0" encoding="utf-8"?>
<math xmlns="http://www.w3.org/1998/Math/MathML" display="block">
  <semantics>
    <msub>
      <mi>W</mi>
      <mn>4</mn>
    </msub>
    <annotation encoding="StarMath 5.0">{W} rsub {4}</annotation>
  </semantics>
</math>
</file>